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F5000001E3B989667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339cm" svg:x="1cm" svg:y="1cm">
          <draw:image xlink:href="Pictures/10000000000003F5000001E3B989667A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12T08:02:47</meta:creation-date>
    <dc:date>2015-07-03T15:30:12</dc:date>
    <meta:editing-duration>PT00H31M52S</meta:editing-duration>
    <meta:editing-cycles>14</meta:editing-cycles>
    <meta:generator>NeoOffice/3.4.1$Unix OpenOffice.org_project/Patch 15</meta:generator>
    <meta:document-statistic meta:object-count="1"/>
  </office:meta>
</office:document-meta>
</file>